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51c" officeooo:paragraph-rsid="0018351c"/>
    </style:style>
    <style:style style:name="P2" style:family="paragraph" style:parent-style-name="Standard" style:list-style-name="L1">
      <style:text-properties officeooo:rsid="0018351c" officeooo:paragraph-rsid="001835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_Feb_20_2016</text:p>
      <text:list xml:id="list5240800875662451228" text:style-name="L1">
        <text:list-item>
          <text:p text:style-name="P2">Check to see if everyone has set up git/yodiz</text:p>
        </text:list-item>
        <text:list-item>
          <text:p text:style-name="P2">Work on getting the initial stages done: <text:s/>(Get a couple of sentences for each)</text:p>
          <text:list>
            <text:list-item>
              <text:p text:style-name="P2">Sales Pitch</text:p>
            </text:list-item>
            <text:list-item>
              <text:p text:style-name="P2">Target Audience</text:p>
            </text:list-item>
            <text:list-item>
              <text:p text:style-name="P2">Need for application</text:p>
            </text:list-item>
            <text:list-item>
              <text:p text:style-name="P2">Previous Approaches</text:p>
            </text:list-item>
            <text:list-item>
              <text:p text:style-name="P2">Related Work</text:p>
            </text:list-item>
            <text:list-item>
              <text:p text:style-name="P2">Previous Experience</text:p>
            </text:list-item>
          </text:list>
        </text:list-item>
        <text:list-item>
          <text:p text:style-name="P2">Assign people to the Approach/Evaluation. <text:s/>Come up with a goal for what we want completed by next wee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9:41:34.244345799</meta:creation-date>
    <dc:date>2016-02-20T09:45:47.007754915</dc:date>
    <meta:editing-duration>P0D</meta:editing-duration>
    <meta:editing-cycles>1</meta:editing-cycles>
    <meta:document-statistic meta:table-count="0" meta:image-count="0" meta:object-count="0" meta:page-count="1" meta:paragraph-count="10" meta:word-count="64" meta:character-count="358" meta:non-whitespace-character-count="311"/>
    <meta:generator>LibreOffice/4.2.8.2$Linux_X86_64 LibreOffice_project/420m0$Build-2</meta:generator>
  </office:meta>
</office:document-meta>
</file>